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dcfd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dcfd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II</text:span><text:span text:style-name="T5">I</text:span></text:p>
      <text:p text:style-name="P2"><text:span text:style-name="T6">Павел и Даша неуверенно переступили порог дома. Они не были здесь уже четыре года. Знакомая обстановка радовала глаз. Поставив чемоданы и повесив одежду, они поднялись на второй этаж, заметив, что везде все аккуратно прибрано, пыли нет, как будто недавно кто-то побывал здесь. Неожиданный сюрприз ждал их в комнате. «С возвращением!» – прокричали в один голос Дмитрий, Джейн, Евгений и Даниил Алексеевич, стоящие у накрытого стола. Радостно поприветствовав всех, Павел и Даша побежали обнимать встречающих.</text:span></text:p>
      <text:p text:style-name="P2"><text:span text:style-name="T6">–Ну как вы? – улыбаясь, спросила Джейн, обнимая Дашу. </text:span></text:p>
      <text:p text:style-name="P2"><text:span text:style-name="T6">–Это лучшие четыре года в моей жизни. Мы столько повидали. Он удивительный человек. </text:span></text:p>
      <text:p text:style-name="P2"><text:span text:style-name="T6">–Как же я рада за вас. Но я очень скучала. </text:span></text:p>
      <text:p text:style-name="P2"><text:span text:style-name="T6">–Я тоже скучала. А как у вас с Женей? </text:span></text:p>
      <text:p text:style-name="P2"><text:span text:style-name="T6">–Он так мило ухаживает за мной, и, думаю, он собирается сделать мне предложение, но все никак не решится. </text:span></text:p>
      <text:p text:style-name="P2"><text:span text:style-name="T6">Все сели за стол и погрузились в веселые разговоры о том, где были Павел и Даша, о том, что произошло за время их отсутствия и о многом другом. Когда все разошлись по своим комнатам, Джейн открыла ноутбук и заметила в почте непрочитанное письмо. Немного подумав, она открыла его и начала читать. </text:span></text:p>
      <text:p text:style-name="P2"><text:span text:style-name="T6">«Добрый день, агент Лотос. Приносим свои извинения за внезапное беспокойство. Нам известно о том, что вы давно в отставке, но появилась миссия, с которой можете справиться вы и только вы. Место встречи с агентом, который передаст вам всю информацию по </text:span><text:soft-page-break/><text:span text:style-name="T6">этому делу – дом, расположенный в Северной Корее по указанному ниже адресу. Просьба незамедлительно явиться. Встреча состоится у барной стойки на 2-м этаже в 18:54 по московскому времени. В доме будет проходить дискотека, поэтому вы легко и незаметно сможете обсудить все с нашим агентом. С нетерпением ждем вас, Агент лотос». «Не может быть!» – подумала Джейн. </text:span></text:p>
      <text:p text:style-name="P2"><text:span text:style-name="T6">–Нет, нет и еще раз нет! Мы давно в отставке и агентству известно об этом. Они не должны беспокоить нас, – строго сказал Евгений, незаметно подошедший сзади. </text:span></text:p>
      <text:p text:style-name="P2"><text:span text:style-name="T6">–Мне кажется, что здесь что-то не так и мне стоит проверить это, – вздрогнув, ответила Девушка. </text:span></text:p>
      <text:p text:style-name="P2"><text:span text:style-name="T6">–Я согласен, но одну тебя я не отпущу. Я лечу в Корею с вами, агент Лотос.</text:span></text:p>
      <text:p text:style-name="P2"><text:span text:style-name="T6">–Это исключено, агент Рубин, – ответила девушка. </text:span></text:p>
      <text:p text:style-name="P2"><text:span text:style-name="T6">–Джейн, опомнись. Это небезопасно. Я не отпущу тебя! </text:span></text:p>
      <text:p text:style-name="P2"><text:span text:style-name="T6">–Ты нужен здесь Павлу Данииловичу. А я должна лететь. И да, помни, если что-то случится, ты поймешь это. </text:span></text:p>
      <text:p text:style-name="P2"><text:span text:style-name="T6">Джейн показала руку с красивым браслетом. Евгений глубоко вздохнул и, кивнув, обнял девушку. Вечером следующего дня Джейн сидела в самолете, направляясь в Северную Корею. В багаже у нее был чемодан, наполненный помимо одежды всевозможной экипировкой, а в руках она держала небольшой титановый кейс и ноутбук. Девушка пыталась дремать, но ей не спалось. Откинувшись на спинку сиденья, она закрыла глаза, пытаясь отогнать все мысли и расслабиться. Ей предстоял долгий путь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8:31.915000000</meta:creation-date>
    <dc:date>2022-05-15T19:48:53.293000000</dc:date>
    <meta:editing-duration>PT21S</meta:editing-duration>
    <meta:editing-cycles>1</meta:editing-cycles>
    <meta:document-statistic meta:table-count="0" meta:image-count="0" meta:object-count="0" meta:page-count="2" meta:paragraph-count="16" meta:word-count="435" meta:character-count="2752" meta:non-whitespace-character-count="2313"/>
    <meta:generator>LibreOffice/7.2.2.2$Windows_X86_64 LibreOffice_project/02b2acce88a210515b4a5bb2e46cbfb63fe97d56</meta:generator>
  </office:meta>
</office:document-meta>
</file>